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6400002599000004167CD182BD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>
        <table:shapes>
          <draw:frame draw:z-index="0" draw:style-name="gr1" draw:text-style-name="P1" svg:width="15.999cm" svg:height="8.999cm" svg:x="18.11cm" svg:y="1.003cm">
            <draw:object draw:notify-on-update-of-ranges="Ark1.A1:Ark1.A1 Ark1.A2:Ark1.A73 Ark1.B1:Ark1.B1 Ark1.B2:Ark1.B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Billede 1" draw:style-name="gr2" draw:text-style-name="P1" svg:width="9.624cm" svg:height="1.045cm" svg:x="12.692cm" svg:y="9.986cm">
            <draw:image xlink:href="Pictures/2000006400002599000004167CD182BD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Beregnet</text:p>
          </table:table-cell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41532" calcext:value-type="float">
            <text:p>2,41532</text:p>
          </table:table-cell>
          <table:table-cell table:formula="of:=[.$G$26]*[.A2]^2 + [.$G$27]*[.A2] + [.$G$28]" office:value-type="float" office:value="2.446742906056" calcext:value-type="float">
            <text:p>2,4467429061</text:p>
          </table:table-cell>
          <table:table-cell table:formula="of:=[.C2]-[.B2]" office:value-type="float" office:value="0.0314229060560005" calcext:value-type="float">
            <text:p>0,0314229061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2.567197" calcext:value-type="float">
            <text:p>2,567197</text:p>
          </table:table-cell>
          <table:table-cell table:formula="of:=[.$G$26]*[.A3]^2 + [.$G$27]*[.A3] + [.$G$28]" office:value-type="float" office:value="2.57975187955654" calcext:value-type="float">
            <text:p>2,5797518796</text:p>
          </table:table-cell>
          <table:table-cell table:formula="of:=[.C3]-[.B3]" office:value-type="float" office:value="0.0125548795565393" calcext:value-type="float">
            <text:p>0,012554879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2.723209" calcext:value-type="float">
            <text:p>2,723209</text:p>
          </table:table-cell>
          <table:table-cell table:formula="of:=[.$G$26]*[.A4]^2 + [.$G$27]*[.A4] + [.$G$28]" office:value-type="float" office:value="2.71671895785936" calcext:value-type="float">
            <text:p>2,7167189579</text:p>
          </table:table-cell>
          <table:table-cell table:formula="of:=[.C4]-[.B4]" office:value-type="float" office:value="-0.00649004214063975" calcext:value-type="float">
            <text:p>-0,0064900421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2.817858" calcext:value-type="float">
            <text:p>2,817858</text:p>
          </table:table-cell>
          <table:table-cell table:formula="of:=[.$G$26]*[.A5]^2 + [.$G$27]*[.A5] + [.$G$28]" office:value-type="float" office:value="2.85764414096446" calcext:value-type="float">
            <text:p>2,857644141</text:p>
          </table:table-cell>
          <table:table-cell table:formula="of:=[.C5]-[.B5]" office:value-type="float" office:value="0.03978614096446" calcext:value-type="float">
            <text:p>0,03978614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2.980065" calcext:value-type="float">
            <text:p>2,980065</text:p>
          </table:table-cell>
          <table:table-cell table:formula="of:=[.$G$26]*[.A6]^2 + [.$G$27]*[.A6] + [.$G$28]" office:value-type="float" office:value="3.00252742887184" calcext:value-type="float">
            <text:p>3,0025274289</text:p>
          </table:table-cell>
          <table:table-cell table:formula="of:=[.C6]-[.B6]" office:value-type="float" office:value="0.0224624288718402" calcext:value-type="float">
            <text:p>0,0224624289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.146373" calcext:value-type="float">
            <text:p>3,146373</text:p>
          </table:table-cell>
          <table:table-cell table:formula="of:=[.$G$26]*[.A7]^2 + [.$G$27]*[.A7] + [.$G$28]" office:value-type="float" office:value="3.1513688215815" calcext:value-type="float">
            <text:p>3,1513688216</text:p>
          </table:table-cell>
          <table:table-cell table:formula="of:=[.C7]-[.B7]" office:value-type="float" office:value="0.00499582158150025" calcext:value-type="float">
            <text:p>0,004995821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3.316771" calcext:value-type="float">
            <text:p>3,316771</text:p>
          </table:table-cell>
          <table:table-cell table:formula="of:=[.$G$26]*[.A8]^2 + [.$G$27]*[.A8] + [.$G$28]" office:value-type="float" office:value="3.30416831909344" calcext:value-type="float">
            <text:p>3,3041683191</text:p>
          </table:table-cell>
          <table:table-cell table:formula="of:=[.C8]-[.B8]" office:value-type="float" office:value="-0.0126026809065607" calcext:value-type="float">
            <text:p>-0,0126026809</text:p>
          </table:table-cell>
          <table:table-cell table:number-columns-repeated="3"/>
        </table:table-row>
        <table:table-row table:style-name="ro1">
          <table:table-cell office:value-type="float" office:value="0.3699999" calcext:value-type="float">
            <text:p>0,3699999</text:p>
          </table:table-cell>
          <table:table-cell office:value-type="float" office:value="3.491251" calcext:value-type="float">
            <text:p>3,491251</text:p>
          </table:table-cell>
          <table:table-cell table:formula="of:=[.$G$26]*[.A9]^2 + [.$G$27]*[.A9] + [.$G$28]" office:value-type="float" office:value="3.46092433404131" calcext:value-type="float">
            <text:p>3,460924334</text:p>
          </table:table-cell>
          <table:table-cell table:formula="of:=[.C9]-[.B9]" office:value-type="float" office:value="-0.0303266659586896" calcext:value-type="float">
            <text:p>-0,030326666</text:p>
          </table:table-cell>
          <table:table-cell table:number-columns-repeated="3"/>
        </table:table-row>
        <table:table-row table:style-name="ro1">
          <table:table-cell office:value-type="float" office:value="0.3799999" calcext:value-type="float">
            <text:p>0,3799999</text:p>
          </table:table-cell>
          <table:table-cell office:value-type="float" office:value="3.594162" calcext:value-type="float">
            <text:p>3,594162</text:p>
          </table:table-cell>
          <table:table-cell table:formula="of:=[.$G$26]*[.A10]^2 + [.$G$27]*[.A10] + [.$G$28]" office:value-type="float" office:value="3.62164000157676" calcext:value-type="float">
            <text:p>3,6216400016</text:p>
          </table:table-cell>
          <table:table-cell table:formula="of:=[.C10]-[.B10]" office:value-type="float" office:value="0.0274780015767626" calcext:value-type="float">
            <text:p>0,0274780016</text:p>
          </table:table-cell>
          <table:table-cell table:number-columns-repeated="3"/>
        </table:table-row>
        <table:table-row table:style-name="ro1">
          <table:table-cell office:value-type="float" office:value="0.3899999" calcext:value-type="float">
            <text:p>0,3899999</text:p>
          </table:table-cell>
          <table:table-cell office:value-type="float" office:value="3.774755" calcext:value-type="float">
            <text:p>3,774755</text:p>
          </table:table-cell>
          <table:table-cell table:formula="of:=[.$G$26]*[.A11]^2 + [.$G$27]*[.A11] + [.$G$28]" office:value-type="float" office:value="3.78631377391449" calcext:value-type="float">
            <text:p>3,7863137739</text:p>
          </table:table-cell>
          <table:table-cell table:formula="of:=[.C11]-[.B11]" office:value-type="float" office:value="0.0115587739144938" calcext:value-type="float">
            <text:p>0,0115587739</text:p>
          </table:table-cell>
          <table:table-cell table:number-columns-repeated="3"/>
        </table:table-row>
        <table:table-row table:style-name="ro1">
          <table:table-cell office:value-type="float" office:value="0.3999999" calcext:value-type="float">
            <text:p>0,3999999</text:p>
          </table:table-cell>
          <table:table-cell office:value-type="float" office:value="3.959406" calcext:value-type="float">
            <text:p>3,959406</text:p>
          </table:table-cell>
          <table:table-cell table:formula="of:=[.$G$26]*[.A12]^2 + [.$G$27]*[.A12] + [.$G$28]" office:value-type="float" office:value="3.95494565105451" calcext:value-type="float">
            <text:p>3,9549456511</text:p>
          </table:table-cell>
          <table:table-cell table:formula="of:=[.C12]-[.B12]" office:value-type="float" office:value="-0.00446034894549419" calcext:value-type="float">
            <text:p>-0,0044603489</text:p>
          </table:table-cell>
          <table:table-cell table:number-columns-repeated="3"/>
        </table:table-row>
        <table:table-row table:style-name="ro1">
          <table:table-cell office:value-type="float" office:value="0.4099999" calcext:value-type="float">
            <text:p>0,4099999</text:p>
          </table:table-cell>
          <table:table-cell office:value-type="float" office:value="4.148113" calcext:value-type="float">
            <text:p>4,148113</text:p>
          </table:table-cell>
          <table:table-cell table:formula="of:=[.$G$26]*[.A13]^2 + [.$G$27]*[.A13] + [.$G$28]" office:value-type="float" office:value="4.1275356329968" calcext:value-type="float">
            <text:p>4,127535633</text:p>
          </table:table-cell>
          <table:table-cell table:formula="of:=[.C13]-[.B13]" office:value-type="float" office:value="-0.0205773670032023" calcext:value-type="float">
            <text:p>-0,020577367</text:p>
          </table:table-cell>
          <table:table-cell table:number-columns-repeated="3"/>
        </table:table-row>
        <table:table-row table:style-name="ro1">
          <table:table-cell office:value-type="float" office:value="0.4199999" calcext:value-type="float">
            <text:p>0,4199999</text:p>
          </table:table-cell>
          <table:table-cell office:value-type="float" office:value="4.340867" calcext:value-type="float">
            <text:p>4,340867</text:p>
          </table:table-cell>
          <table:table-cell table:formula="of:=[.$G$26]*[.A14]^2 + [.$G$27]*[.A14] + [.$G$28]" office:value-type="float" office:value="4.30408371974137" calcext:value-type="float">
            <text:p>4,3040837197</text:p>
          </table:table-cell>
          <table:table-cell table:formula="of:=[.C14]-[.B14]" office:value-type="float" office:value="-0.0367832802586303" calcext:value-type="float">
            <text:p>-0,0367832803</text:p>
          </table:table-cell>
          <table:table-cell table:number-columns-repeated="3"/>
        </table:table-row>
        <table:table-row table:style-name="ro1">
          <table:table-cell office:value-type="float" office:value="0.4299999" calcext:value-type="float">
            <text:p>0,4299999</text:p>
          </table:table-cell>
          <table:table-cell office:value-type="float" office:value="4.451934" calcext:value-type="float">
            <text:p>4,451934</text:p>
          </table:table-cell>
          <table:table-cell table:formula="of:=[.$G$26]*[.A15]^2 + [.$G$27]*[.A15] + [.$G$28]" office:value-type="float" office:value="4.48458991128822" calcext:value-type="float">
            <text:p>4,4845899113</text:p>
          </table:table-cell>
          <table:table-cell table:formula="of:=[.C15]-[.B15]" office:value-type="float" office:value="0.0326559112882219" calcext:value-type="float">
            <text:p>0,0326559113</text:p>
          </table:table-cell>
          <table:table-cell table:number-columns-repeated="3"/>
        </table:table-row>
        <table:table-row table:style-name="ro1">
          <table:table-cell office:value-type="float" office:value="0.4399999" calcext:value-type="float">
            <text:p>0,4399999</text:p>
          </table:table-cell>
          <table:table-cell office:value-type="float" office:value="4.65076" calcext:value-type="float">
            <text:p>4,65076</text:p>
          </table:table-cell>
          <table:table-cell table:formula="of:=[.$G$26]*[.A16]^2 + [.$G$27]*[.A16] + [.$G$28]" office:value-type="float" office:value="4.66905420763735" calcext:value-type="float">
            <text:p>4,6690542076</text:p>
          </table:table-cell>
          <table:table-cell table:formula="of:=[.C16]-[.B16]" office:value-type="float" office:value="0.0182942076373545" calcext:value-type="float">
            <text:p>0,0182942076</text:p>
          </table:table-cell>
          <table:table-cell table:number-columns-repeated="3"/>
        </table:table-row>
        <table:table-row table:style-name="ro1">
          <table:table-cell office:value-type="float" office:value="0.4499999" calcext:value-type="float">
            <text:p>0,4499999</text:p>
          </table:table-cell>
          <table:table-cell office:value-type="float" office:value="4.853624" calcext:value-type="float">
            <text:p>4,853624</text:p>
          </table:table-cell>
          <table:table-cell table:formula="of:=[.$G$26]*[.A17]^2 + [.$G$27]*[.A17] + [.$G$28]" office:value-type="float" office:value="4.85747660878877" calcext:value-type="float">
            <text:p>4,8574766088</text:p>
          </table:table-cell>
          <table:table-cell table:formula="of:=[.C17]-[.B17]" office:value-type="float" office:value="0.00385260878876537" calcext:value-type="float">
            <text:p>0,0038526088</text:p>
          </table:table-cell>
          <table:table-cell table:number-columns-repeated="3"/>
        </table:table-row>
        <table:table-row table:style-name="ro1">
          <table:table-cell office:value-type="float" office:value="0.4599999" calcext:value-type="float">
            <text:p>0,4599999</text:p>
          </table:table-cell>
          <table:table-cell office:value-type="float" office:value="5.060525" calcext:value-type="float">
            <text:p>5,060525</text:p>
          </table:table-cell>
          <table:table-cell table:formula="of:=[.$G$26]*[.A18]^2 + [.$G$27]*[.A18] + [.$G$28]" office:value-type="float" office:value="5.04985711474246" calcext:value-type="float">
            <text:p>5,0498571147</text:p>
          </table:table-cell>
          <table:table-cell table:formula="of:=[.C18]-[.B18]" office:value-type="float" office:value="-0.0106678852575435" calcext:value-type="float">
            <text:p>-0,0106678853</text:p>
          </table:table-cell>
          <table:table-cell table:number-columns-repeated="3"/>
        </table:table-row>
        <table:table-row table:style-name="ro1">
          <table:table-cell office:value-type="float" office:value="0.4699998" calcext:value-type="float">
            <text:p>0,4699998</text:p>
          </table:table-cell>
          <table:table-cell office:value-type="float" office:value="5.271459" calcext:value-type="float">
            <text:p>5,271459</text:p>
          </table:table-cell>
          <table:table-cell table:formula="of:=[.$G$26]*[.A19]^2 + [.$G$27]*[.A19] + [.$G$28]" office:value-type="float" office:value="5.246193742322" calcext:value-type="float">
            <text:p>5,2461937423</text:p>
          </table:table-cell>
          <table:table-cell table:formula="of:=[.C19]-[.B19]" office:value-type="float" office:value="-0.0252652576780044" calcext:value-type="float">
            <text:p>-0,0252652577</text:p>
          </table:table-cell>
          <table:table-cell table:number-columns-repeated="3"/>
        </table:table-row>
        <table:table-row table:style-name="ro1">
          <table:table-cell office:value-type="float" office:value="0.4799998" calcext:value-type="float">
            <text:p>0,4799998</text:p>
          </table:table-cell>
          <table:table-cell office:value-type="float" office:value="5.486419" calcext:value-type="float">
            <text:p>5,486419</text:p>
          </table:table-cell>
          <table:table-cell table:formula="of:=[.$G$26]*[.A20]^2 + [.$G$27]*[.A20] + [.$G$28]" office:value-type="float" office:value="5.4464904182992" calcext:value-type="float">
            <text:p>5,4464904183</text:p>
          </table:table-cell>
          <table:table-cell table:formula="of:=[.C20]-[.B20]" office:value-type="float" office:value="-0.0399285817008002" calcext:value-type="float">
            <text:p>-0,0399285817</text:p>
          </table:table-cell>
          <table:table-cell table:number-columns-repeated="3"/>
        </table:table-row>
        <table:table-row table:style-name="ro1">
          <table:table-cell office:value-type="float" office:value="0.4899998" calcext:value-type="float">
            <text:p>0,4899998</text:p>
          </table:table-cell>
          <table:table-cell office:value-type="float" office:value="5.705411" calcext:value-type="float">
            <text:p>5,705411</text:p>
          </table:table-cell>
          <table:table-cell table:formula="of:=[.$G$26]*[.A21]^2 + [.$G$27]*[.A21] + [.$G$28]" office:value-type="float" office:value="5.65074519907868" calcext:value-type="float">
            <text:p>5,6507451991</text:p>
          </table:table-cell>
          <table:table-cell table:formula="of:=[.C21]-[.B21]" office:value-type="float" office:value="-0.0546658009213159" calcext:value-type="float">
            <text:p>-0,0546658009</text:p>
          </table:table-cell>
          <table:table-cell table:number-columns-repeated="3"/>
        </table:table-row>
        <table:table-row table:style-name="ro1">
          <table:table-cell office:value-type="float" office:value="0.4999998" calcext:value-type="float">
            <text:p>0,4999998</text:p>
          </table:table-cell>
          <table:table-cell office:value-type="float" office:value="5.828608" calcext:value-type="float">
            <text:p>5,828608</text:p>
          </table:table-cell>
          <table:table-cell table:formula="of:=[.$G$26]*[.A22]^2 + [.$G$27]*[.A22] + [.$G$28]" office:value-type="float" office:value="5.85895808466045" calcext:value-type="float">
            <text:p>5,8589580847</text:p>
          </table:table-cell>
          <table:table-cell table:formula="of:=[.C22]-[.B22]" office:value-type="float" office:value="0.0303500846604479" calcext:value-type="float">
            <text:p>0,0303500847</text:p>
          </table:table-cell>
          <table:table-cell table:number-columns-repeated="3"/>
        </table:table-row>
        <table:table-row table:style-name="ro1">
          <table:table-cell office:value-type="float" office:value="0.5099998" calcext:value-type="float">
            <text:p>0,5099998</text:p>
          </table:table-cell>
          <table:table-cell office:value-type="float" office:value="6.053632" calcext:value-type="float">
            <text:p>6,053632</text:p>
          </table:table-cell>
          <table:table-cell table:formula="of:=[.$G$26]*[.A23]^2 + [.$G$27]*[.A23] + [.$G$28]" office:value-type="float" office:value="6.07112907504449" calcext:value-type="float">
            <text:p>6,071129075</text:p>
          </table:table-cell>
          <table:table-cell table:formula="of:=[.C23]-[.B23]" office:value-type="float" office:value="0.0174970750444921" calcext:value-type="float">
            <text:p>0,017497075</text:p>
          </table:table-cell>
          <table:table-cell table:number-columns-repeated="3"/>
        </table:table-row>
        <table:table-row table:style-name="ro1">
          <table:table-cell office:value-type="float" office:value="0.5199998" calcext:value-type="float">
            <text:p>0,5199998</text:p>
          </table:table-cell>
          <table:table-cell office:value-type="float" office:value="6.282687" calcext:value-type="float">
            <text:p>6,282687</text:p>
          </table:table-cell>
          <table:table-cell table:formula="of:=[.$G$26]*[.A24]^2 + [.$G$27]*[.A24] + [.$G$28]" office:value-type="float" office:value="6.28725817023082" calcext:value-type="float">
            <text:p>6,2872581702</text:p>
          </table:table-cell>
          <table:table-cell table:formula="of:=[.C24]-[.B24]" office:value-type="float" office:value="0.00457117023081555" calcext:value-type="float">
            <text:p>0,0045711702</text:p>
          </table:table-cell>
          <table:table-cell table:number-columns-repeated="3"/>
        </table:table-row>
        <table:table-row table:style-name="ro1">
          <table:table-cell office:value-type="float" office:value="0.5299998" calcext:value-type="float">
            <text:p>0,5299998</text:p>
          </table:table-cell>
          <table:table-cell office:value-type="float" office:value="6.515753" calcext:value-type="float">
            <text:p>6,515753</text:p>
          </table:table-cell>
          <table:table-cell table:formula="of:=[.$G$26]*[.A25]^2 + [.$G$27]*[.A25] + [.$G$28]" office:value-type="float" office:value="6.50734537021942" calcext:value-type="float">
            <text:p>6,5073453702</text:p>
          </table:table-cell>
          <table:table-cell table:formula="of:=[.C25]-[.B25]" office:value-type="float" office:value="-0.00840762978057974" calcext:value-type="float">
            <text:p>-0,0084076298</text:p>
          </table:table-cell>
          <table:table-cell table:number-columns-repeated="3"/>
        </table:table-row>
        <table:table-row table:style-name="ro1">
          <table:table-cell office:value-type="float" office:value="0.5399998" calcext:value-type="float">
            <text:p>0,5399998</text:p>
          </table:table-cell>
          <table:table-cell office:value-type="float" office:value="6.752851" calcext:value-type="float">
            <text:p>6,752851</text:p>
          </table:table-cell>
          <table:table-cell table:formula="of:=[.$G$26]*[.A26]^2 + [.$G$27]*[.A26] + [.$G$28]" office:value-type="float" office:value="6.73139067501031" calcext:value-type="float">
            <text:p>6,731390675</text:p>
          </table:table-cell>
          <table:table-cell table:formula="of:=[.C26]-[.B26]" office:value-type="float" office:value="-0.021460324989695" calcext:value-type="float">
            <text:p>-0,02146032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.7905240114" calcext:value-type="float">
            <text:p>19,7905240114</text:p>
          </table:table-cell>
        </table:table-row>
        <table:table-row table:style-name="ro1">
          <table:table-cell office:value-type="float" office:value="0.5499998" calcext:value-type="float">
            <text:p>0,5499998</text:p>
          </table:table-cell>
          <table:table-cell office:value-type="float" office:value="6.993954" calcext:value-type="float">
            <text:p>6,993954</text:p>
          </table:table-cell>
          <table:table-cell table:formula="of:=[.$G$26]*[.A27]^2 + [.$G$27]*[.A27] + [.$G$28]" office:value-type="float" office:value="6.95939408460347" calcext:value-type="float">
            <text:p>6,9593940846</text:p>
          </table:table-cell>
          <table:table-cell table:formula="of:=[.C27]-[.B27]" office:value-type="float" office:value="-0.0345599153965344" calcext:value-type="float">
            <text:p>-0,034559915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2286777031" calcext:value-type="float">
            <text:p>1,2286777031</text:p>
          </table:table-cell>
        </table:table-row>
        <table:table-row table:style-name="ro1">
          <table:table-cell office:value-type="float" office:value="0.5599998" calcext:value-type="float">
            <text:p>0,5599998</text:p>
          </table:table-cell>
          <table:table-cell office:value-type="float" office:value="7.239083" calcext:value-type="float">
            <text:p>7,239083</text:p>
          </table:table-cell>
          <table:table-cell table:formula="of:=[.$G$26]*[.A28]^2 + [.$G$27]*[.A28] + [.$G$28]" office:value-type="float" office:value="7.19135559899891" calcext:value-type="float">
            <text:p>7,191355599</text:p>
          </table:table-cell>
          <table:table-cell table:formula="of:=[.C28]-[.B28]" office:value-type="float" office:value="-0.0477274010010902" calcext:value-type="float">
            <text:p>-0,04772740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2969924341" calcext:value-type="float">
            <text:p>0,2969924341</text:p>
          </table:table-cell>
        </table:table-row>
        <table:table-row table:style-name="ro1">
          <table:table-cell office:value-type="float" office:value="0.5699998" calcext:value-type="float">
            <text:p>0,5699998</text:p>
          </table:table-cell>
          <table:table-cell office:value-type="float" office:value="7.488229" calcext:value-type="float">
            <text:p>7,488229</text:p>
          </table:table-cell>
          <table:table-cell table:formula="of:=[.$G$26]*[.A29]^2 + [.$G$27]*[.A29] + [.$G$28]" office:value-type="float" office:value="7.42727521819664" calcext:value-type="float">
            <text:p>7,4272752182</text:p>
          </table:table-cell>
          <table:table-cell table:formula="of:=[.C29]-[.B29]" office:value-type="float" office:value="-0.0609537818033648" calcext:value-type="float">
            <text:p>-0,0609537818</text:p>
          </table:table-cell>
          <table:table-cell table:number-columns-repeated="3"/>
        </table:table-row>
        <table:table-row table:style-name="ro1">
          <table:table-cell office:value-type="float" office:value="0.5799997" calcext:value-type="float">
            <text:p>0,5799997</text:p>
          </table:table-cell>
          <table:table-cell office:value-type="float" office:value="7.625498" calcext:value-type="float">
            <text:p>7,625498</text:p>
          </table:table-cell>
          <table:table-cell table:formula="of:=[.$G$26]*[.A30]^2 + [.$G$27]*[.A30] + [.$G$28]" office:value-type="float" office:value="7.66715052362908" calcext:value-type="float">
            <text:p>7,6671505236</text:p>
          </table:table-cell>
          <table:table-cell table:formula="of:=[.C30]-[.B30]" office:value-type="float" office:value="0.0416525236290743" calcext:value-type="float">
            <text:p>0,0416525236</text:p>
          </table:table-cell>
          <table:table-cell table:number-columns-repeated="3"/>
        </table:table-row>
        <table:table-row table:style-name="ro1">
          <table:table-cell office:value-type="float" office:value="0.5899997" calcext:value-type="float">
            <text:p>0,5899997</text:p>
          </table:table-cell>
          <table:table-cell office:value-type="float" office:value="7.880667" calcext:value-type="float">
            <text:p>7,880667</text:p>
          </table:table-cell>
          <table:table-cell table:formula="of:=[.$G$26]*[.A31]^2 + [.$G$27]*[.A31] + [.$G$28]" office:value-type="float" office:value="7.91098631285031" calcext:value-type="float">
            <text:p>7,9109863129</text:p>
          </table:table-cell>
          <table:table-cell table:formula="of:=[.C31]-[.B31]" office:value-type="float" office:value="0.0303193128503105" calcext:value-type="float">
            <text:p>0,0303193129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0.5999997" calcext:value-type="float">
            <text:p>0,5999997</text:p>
          </table:table-cell>
          <table:table-cell office:value-type="float" office:value="8.139833" calcext:value-type="float">
            <text:p>8,139833</text:p>
          </table:table-cell>
          <table:table-cell table:formula="of:=[.$G$26]*[.A32]^2 + [.$G$27]*[.A32] + [.$G$28]" office:value-type="float" office:value="8.15878020687383" calcext:value-type="float">
            <text:p>8,1587802069</text:p>
          </table:table-cell>
          <table:table-cell table:formula="of:=[.C32]-[.B32]" office:value-type="float" office:value="0.0189472068738272" calcext:value-type="float">
            <text:p>0,0189472069</text:p>
          </table:table-cell>
          <table:table-cell table:number-columns-repeated="3"/>
        </table:table-row>
        <table:table-row table:style-name="ro1">
          <table:table-cell office:value-type="float" office:value="0.6099997" calcext:value-type="float">
            <text:p>0,6099997</text:p>
          </table:table-cell>
          <table:table-cell office:value-type="float" office:value="8.403029" calcext:value-type="float">
            <text:p>8,403029</text:p>
          </table:table-cell>
          <table:table-cell table:formula="of:=[.$G$26]*[.A33]^2 + [.$G$27]*[.A33] + [.$G$28]" office:value-type="float" office:value="8.41053220569962" calcext:value-type="float">
            <text:p>8,4105322057</text:p>
          </table:table-cell>
          <table:table-cell table:formula="of:=[.C33]-[.B33]" office:value-type="float" office:value="0.00750320569961893" calcext:value-type="float">
            <text:p>0,0075032057</text:p>
          </table:table-cell>
          <table:table-cell table:number-columns-repeated="3"/>
        </table:table-row>
        <table:table-row table:style-name="ro1">
          <table:table-cell office:value-type="float" office:value="0.6199997" calcext:value-type="float">
            <text:p>0,6199997</text:p>
          </table:table-cell>
          <table:table-cell office:value-type="float" office:value="8.67022" calcext:value-type="float">
            <text:p>8,67022</text:p>
          </table:table-cell>
          <table:table-cell table:formula="of:=[.$G$26]*[.A34]^2 + [.$G$27]*[.A34] + [.$G$28]" office:value-type="float" office:value="8.66624230932769" calcext:value-type="float">
            <text:p>8,6662423093</text:p>
          </table:table-cell>
          <table:table-cell table:formula="of:=[.C34]-[.B34]" office:value-type="float" office:value="-0.00397769067230591" calcext:value-type="float">
            <text:p>-0,0039776907</text:p>
          </table:table-cell>
          <table:table-cell table:number-columns-repeated="3"/>
        </table:table-row>
        <table:table-row table:style-name="ro1">
          <table:table-cell office:value-type="float" office:value="0.6299997" calcext:value-type="float">
            <text:p>0,6299997</text:p>
          </table:table-cell>
          <table:table-cell office:value-type="float" office:value="8.941435" calcext:value-type="float">
            <text:p>8,941435</text:p>
          </table:table-cell>
          <table:table-cell table:formula="of:=[.$G$26]*[.A35]^2 + [.$G$27]*[.A35] + [.$G$28]" office:value-type="float" office:value="8.92591051775805" calcext:value-type="float">
            <text:p>8,9259105178</text:p>
          </table:table-cell>
          <table:table-cell table:formula="of:=[.C35]-[.B35]" office:value-type="float" office:value="-0.0155244822419487" calcext:value-type="float">
            <text:p>-0,0155244822</text:p>
          </table:table-cell>
          <table:table-cell table:number-columns-repeated="3"/>
        </table:table-row>
        <table:table-row table:style-name="ro1">
          <table:table-cell office:value-type="float" office:value="0.6399997" calcext:value-type="float">
            <text:p>0,6399997</text:p>
          </table:table-cell>
          <table:table-cell office:value-type="float" office:value="9.21666" calcext:value-type="float">
            <text:p>9,21666</text:p>
          </table:table-cell>
          <table:table-cell table:formula="of:=[.$G$26]*[.A36]^2 + [.$G$27]*[.A36] + [.$G$28]" office:value-type="float" office:value="9.18953683099069" calcext:value-type="float">
            <text:p>9,189536831</text:p>
          </table:table-cell>
          <table:table-cell table:formula="of:=[.C36]-[.B36]" office:value-type="float" office:value="-0.027123169009311" calcext:value-type="float">
            <text:p>-0,027123169</text:p>
          </table:table-cell>
          <table:table-cell table:number-columns-repeated="3"/>
        </table:table-row>
        <table:table-row table:style-name="ro1">
          <table:table-cell office:value-type="float" office:value="0.6499997" calcext:value-type="float">
            <text:p>0,6499997</text:p>
          </table:table-cell>
          <table:table-cell office:value-type="float" office:value="9.495881" calcext:value-type="float">
            <text:p>9,495881</text:p>
          </table:table-cell>
          <table:table-cell table:formula="of:=[.$G$26]*[.A37]^2 + [.$G$27]*[.A37] + [.$G$28]" office:value-type="float" office:value="9.4571212490256" calcext:value-type="float">
            <text:p>9,457121249</text:p>
          </table:table-cell>
          <table:table-cell table:formula="of:=[.C37]-[.B37]" office:value-type="float" office:value="-0.038759750974398" calcext:value-type="float">
            <text:p>-0,038759751</text:p>
          </table:table-cell>
          <table:table-cell table:number-columns-repeated="3"/>
        </table:table-row>
        <table:table-row table:style-name="ro1">
          <table:table-cell office:value-type="float" office:value="0.6599997" calcext:value-type="float">
            <text:p>0,6599997</text:p>
          </table:table-cell>
          <table:table-cell office:value-type="float" office:value="9.779126" calcext:value-type="float">
            <text:p>9,779126</text:p>
          </table:table-cell>
          <table:table-cell table:formula="of:=[.$G$26]*[.A38]^2 + [.$G$27]*[.A38] + [.$G$28]" office:value-type="float" office:value="9.7286637718628" calcext:value-type="float">
            <text:p>9,7286637719</text:p>
          </table:table-cell>
          <table:table-cell table:formula="of:=[.C38]-[.B38]" office:value-type="float" office:value="-0.0504622281371994" calcext:value-type="float">
            <text:p>-0,0504622281</text:p>
          </table:table-cell>
          <table:table-cell table:number-columns-repeated="3"/>
        </table:table-row>
        <table:table-row table:style-name="ro1">
          <table:table-cell office:value-type="float" office:value="0.6699997" calcext:value-type="float">
            <text:p>0,6699997</text:p>
          </table:table-cell>
          <table:table-cell office:value-type="float" office:value="10.06636" calcext:value-type="float">
            <text:p>10,06636</text:p>
          </table:table-cell>
          <table:table-cell table:formula="of:=[.$G$26]*[.A39]^2 + [.$G$27]*[.A39] + [.$G$28]" office:value-type="float" office:value="10.0041643995023" calcext:value-type="float">
            <text:p>10,0041643995</text:p>
          </table:table-cell>
          <table:table-cell table:formula="of:=[.C39]-[.B39]" office:value-type="float" office:value="-0.0621956004977218" calcext:value-type="float">
            <text:p>-0,0621956005</text:p>
          </table:table-cell>
          <table:table-cell table:number-columns-repeated="3"/>
        </table:table-row>
        <table:table-row table:style-name="ro1">
          <table:table-cell office:value-type="float" office:value="0.6799996" calcext:value-type="float">
            <text:p>0,6799996</text:p>
          </table:table-cell>
          <table:table-cell office:value-type="float" office:value="10.2217" calcext:value-type="float">
            <text:p>10,2217</text:p>
          </table:table-cell>
          <table:table-cell table:formula="of:=[.$G$26]*[.A40]^2 + [.$G$27]*[.A40] + [.$G$28]" office:value-type="float" office:value="10.2836203175664" calcext:value-type="float">
            <text:p>10,2836203176</text:p>
          </table:table-cell>
          <table:table-cell table:formula="of:=[.C40]-[.B40]" office:value-type="float" office:value="0.0619203175663792" calcext:value-type="float">
            <text:p>0,0619203176</text:p>
          </table:table-cell>
          <table:table-cell table:number-columns-repeated="3"/>
        </table:table-row>
        <table:table-row table:style-name="ro1">
          <table:table-cell office:value-type="float" office:value="0.6899996" calcext:value-type="float">
            <text:p>0,6899996</text:p>
          </table:table-cell>
          <table:table-cell office:value-type="float" office:value="10.50974" calcext:value-type="float">
            <text:p>10,50974</text:p>
          </table:table-cell>
          <table:table-cell table:formula="of:=[.$G$26]*[.A41]^2 + [.$G$27]*[.A41] + [.$G$28]" office:value-type="float" office:value="10.5670371152294" calcext:value-type="float">
            <text:p>10,5670371152</text:p>
          </table:table-cell>
          <table:table-cell table:formula="of:=[.C41]-[.B41]" office:value-type="float" office:value="0.0572971152293675" calcext:value-type="float">
            <text:p>0,0572971152</text:p>
          </table:table-cell>
          <table:table-cell table:number-columns-repeated="3"/>
        </table:table-row>
        <table:table-row table:style-name="ro1">
          <table:table-cell office:value-type="float" office:value="0.6999996" calcext:value-type="float">
            <text:p>0,6999996</text:p>
          </table:table-cell>
          <table:table-cell office:value-type="float" office:value="10.80299" calcext:value-type="float">
            <text:p>10,80299</text:p>
          </table:table-cell>
          <table:table-cell table:formula="of:=[.$G$26]*[.A42]^2 + [.$G$27]*[.A42] + [.$G$28]" office:value-type="float" office:value="10.8544120176946" calcext:value-type="float">
            <text:p>10,8544120177</text:p>
          </table:table-cell>
          <table:table-cell table:formula="of:=[.C42]-[.B42]" office:value-type="float" office:value="0.0514220176946374" calcext:value-type="float">
            <text:p>0,0514220177</text:p>
          </table:table-cell>
          <table:table-cell table:number-columns-repeated="3"/>
        </table:table-row>
        <table:table-row table:style-name="ro1">
          <table:table-cell office:value-type="float" office:value="0.7099996" calcext:value-type="float">
            <text:p>0,7099996</text:p>
          </table:table-cell>
          <table:table-cell office:value-type="float" office:value="11.1135" calcext:value-type="float">
            <text:p>11,1135</text:p>
          </table:table-cell>
          <table:table-cell table:formula="of:=[.$G$26]*[.A43]^2 + [.$G$27]*[.A43] + [.$G$28]" office:value-type="float" office:value="11.1457450249622" calcext:value-type="float">
            <text:p>11,145745025</text:p>
          </table:table-cell>
          <table:table-cell table:formula="of:=[.C43]-[.B43]" office:value-type="float" office:value="0.0322450249621848" calcext:value-type="float">
            <text:p>0,032245025</text:p>
          </table:table-cell>
          <table:table-cell table:number-columns-repeated="3"/>
        </table:table-row>
        <table:table-row table:style-name="ro1">
          <table:table-cell office:value-type="float" office:value="0.7199996" calcext:value-type="float">
            <text:p>0,7199996</text:p>
          </table:table-cell>
          <table:table-cell office:value-type="float" office:value="11.41878" calcext:value-type="float">
            <text:p>11,41878</text:p>
          </table:table-cell>
          <table:table-cell table:formula="of:=[.$G$26]*[.A44]^2 + [.$G$27]*[.A44] + [.$G$28]" office:value-type="float" office:value="11.441036137032" calcext:value-type="float">
            <text:p>11,441036137</text:p>
          </table:table-cell>
          <table:table-cell table:formula="of:=[.C44]-[.B44]" office:value-type="float" office:value="0.0222561370320111" calcext:value-type="float">
            <text:p>0,022256137</text:p>
          </table:table-cell>
          <table:table-cell table:number-columns-repeated="3"/>
        </table:table-row>
        <table:table-row table:style-name="ro1">
          <table:table-cell office:value-type="float" office:value="0.7299996" calcext:value-type="float">
            <text:p>0,7299996</text:p>
          </table:table-cell>
          <table:table-cell office:value-type="float" office:value="11.72806" calcext:value-type="float">
            <text:p>11,72806</text:p>
          </table:table-cell>
          <table:table-cell table:formula="of:=[.$G$26]*[.A45]^2 + [.$G$27]*[.A45] + [.$G$28]" office:value-type="float" office:value="11.7402853539041" calcext:value-type="float">
            <text:p>11,7402853539</text:p>
          </table:table-cell>
          <table:table-cell table:formula="of:=[.C45]-[.B45]" office:value-type="float" office:value="0.0122253539041228" calcext:value-type="float">
            <text:p>0,0122253539</text:p>
          </table:table-cell>
          <table:table-cell table:number-columns-repeated="3"/>
        </table:table-row>
        <table:table-row table:style-name="ro1">
          <table:table-cell office:value-type="float" office:value="0.7399996" calcext:value-type="float">
            <text:p>0,7399996</text:p>
          </table:table-cell>
          <table:table-cell office:value-type="float" office:value="12.04134" calcext:value-type="float">
            <text:p>12,04134</text:p>
          </table:table-cell>
          <table:table-cell table:formula="of:=[.$G$26]*[.A46]^2 + [.$G$27]*[.A46] + [.$G$28]" office:value-type="float" office:value="12.0434926755785" calcext:value-type="float">
            <text:p>12,0434926756</text:p>
          </table:table-cell>
          <table:table-cell table:formula="of:=[.C46]-[.B46]" office:value-type="float" office:value="0.00215267557850751" calcext:value-type="float">
            <text:p>0,0021526756</text:p>
          </table:table-cell>
          <table:table-cell table:number-columns-repeated="3"/>
        </table:table-row>
        <table:table-row table:style-name="ro1">
          <table:table-cell office:value-type="float" office:value="0.7499996" calcext:value-type="float">
            <text:p>0,7499996</text:p>
          </table:table-cell>
          <table:table-cell office:value-type="float" office:value="12.35864" calcext:value-type="float">
            <text:p>12,35864</text:p>
          </table:table-cell>
          <table:table-cell table:formula="of:=[.$G$26]*[.A47]^2 + [.$G$27]*[.A47] + [.$G$28]" office:value-type="float" office:value="12.3506581020552" calcext:value-type="float">
            <text:p>12,3506581021</text:p>
          </table:table-cell>
          <table:table-cell table:formula="of:=[.C47]-[.B47]" office:value-type="float" office:value="-0.00798189794482163" calcext:value-type="float">
            <text:p>-0,0079818979</text:p>
          </table:table-cell>
          <table:table-cell table:number-columns-repeated="3"/>
        </table:table-row>
        <table:table-row table:style-name="ro1">
          <table:table-cell office:value-type="float" office:value="0.7599996" calcext:value-type="float">
            <text:p>0,7599996</text:p>
          </table:table-cell>
          <table:table-cell office:value-type="float" office:value="12.67994" calcext:value-type="float">
            <text:p>12,67994</text:p>
          </table:table-cell>
          <table:table-cell table:formula="of:=[.$G$26]*[.A48]^2 + [.$G$27]*[.A48] + [.$G$28]" office:value-type="float" office:value="12.6617816333341" calcext:value-type="float">
            <text:p>12,6617816333</text:p>
          </table:table-cell>
          <table:table-cell table:formula="of:=[.C48]-[.B48]" office:value-type="float" office:value="-0.018158366665876" calcext:value-type="float">
            <text:p>-0,0181583667</text:p>
          </table:table-cell>
          <table:table-cell table:number-columns-repeated="3"/>
        </table:table-row>
        <table:table-row table:style-name="ro1">
          <table:table-cell office:value-type="float" office:value="0.7699996" calcext:value-type="float">
            <text:p>0,7699996</text:p>
          </table:table-cell>
          <table:table-cell office:value-type="float" office:value="13.00523" calcext:value-type="float">
            <text:p>13,00523</text:p>
          </table:table-cell>
          <table:table-cell table:formula="of:=[.$G$26]*[.A49]^2 + [.$G$27]*[.A49] + [.$G$28]" office:value-type="float" office:value="12.9768632694154" calcext:value-type="float">
            <text:p>12,9768632694</text:p>
          </table:table-cell>
          <table:table-cell table:formula="of:=[.C49]-[.B49]" office:value-type="float" office:value="-0.0283667305846471" calcext:value-type="float">
            <text:p>-0,0283667306</text:p>
          </table:table-cell>
          <table:table-cell table:number-columns-repeated="3"/>
        </table:table-row>
        <table:table-row table:style-name="ro1">
          <table:table-cell office:value-type="float" office:value="0.7799996" calcext:value-type="float">
            <text:p>0,7799996</text:p>
          </table:table-cell>
          <table:table-cell office:value-type="float" office:value="13.33454" calcext:value-type="float">
            <text:p>13,33454</text:p>
          </table:table-cell>
          <table:table-cell table:formula="of:=[.$G$26]*[.A50]^2 + [.$G$27]*[.A50] + [.$G$28]" office:value-type="float" office:value="13.2959030102989" calcext:value-type="float">
            <text:p>13,2959030103</text:p>
          </table:table-cell>
          <table:table-cell table:formula="of:=[.C50]-[.B50]" office:value-type="float" office:value="-0.0386369897011392" calcext:value-type="float">
            <text:p>-0,0386369897</text:p>
          </table:table-cell>
          <table:table-cell table:number-columns-repeated="3"/>
        </table:table-row>
        <table:table-row table:style-name="ro1">
          <table:table-cell office:value-type="float" office:value="0.7899995" calcext:value-type="float">
            <text:p>0,7899995</text:p>
          </table:table-cell>
          <table:table-cell office:value-type="float" office:value="13.66787" calcext:value-type="float">
            <text:p>13,66787</text:p>
          </table:table-cell>
          <table:table-cell table:formula="of:=[.$G$26]*[.A51]^2 + [.$G$27]*[.A51] + [.$G$28]" office:value-type="float" office:value="13.6188976062159" calcext:value-type="float">
            <text:p>13,6188976062</text:p>
          </table:table-cell>
          <table:table-cell table:formula="of:=[.C51]-[.B51]" office:value-type="float" office:value="-0.0489723937841369" calcext:value-type="float">
            <text:p>-0,0489723938</text:p>
          </table:table-cell>
          <table:table-cell table:number-columns-repeated="3"/>
        </table:table-row>
        <table:table-row table:style-name="ro1">
          <table:table-cell office:value-type="float" office:value="0.7999995" calcext:value-type="float">
            <text:p>0,7999995</text:p>
          </table:table-cell>
          <table:table-cell office:value-type="float" office:value="14.0052" calcext:value-type="float">
            <text:p>14,0052</text:p>
          </table:table-cell>
          <table:table-cell table:formula="of:=[.$G$26]*[.A52]^2 + [.$G$27]*[.A52] + [.$G$28]" office:value-type="float" office:value="13.9458535171229" calcext:value-type="float">
            <text:p>13,9458535171</text:p>
          </table:table-cell>
          <table:table-cell table:formula="of:=[.C52]-[.B52]" office:value-type="float" office:value="-0.059346482877114" calcext:value-type="float">
            <text:p>-0,0593464829</text:p>
          </table:table-cell>
          <table:table-cell table:number-columns-repeated="3"/>
        </table:table-row>
        <table:table-row table:style-name="ro1">
          <table:table-cell office:value-type="float" office:value="0.8099995" calcext:value-type="float">
            <text:p>0,8099995</text:p>
          </table:table-cell>
          <table:table-cell office:value-type="float" office:value="14.34652" calcext:value-type="float">
            <text:p>14,34652</text:p>
          </table:table-cell>
          <table:table-cell table:formula="of:=[.$G$26]*[.A53]^2 + [.$G$27]*[.A53] + [.$G$28]" office:value-type="float" office:value="14.2767675328322" calcext:value-type="float">
            <text:p>14,2767675328</text:p>
          </table:table-cell>
          <table:table-cell table:formula="of:=[.C53]-[.B53]" office:value-type="float" office:value="-0.0697524671678149" calcext:value-type="float">
            <text:p>-0,0697524672</text:p>
          </table:table-cell>
          <table:table-cell table:number-columns-repeated="3"/>
        </table:table-row>
        <table:table-row table:style-name="ro1">
          <table:table-cell office:value-type="float" office:value="0.8199995" calcext:value-type="float">
            <text:p>0,8199995</text:p>
          </table:table-cell>
          <table:table-cell office:value-type="float" office:value="14.52788" calcext:value-type="float">
            <text:p>14,52788</text:p>
          </table:table-cell>
          <table:table-cell table:formula="of:=[.$G$26]*[.A54]^2 + [.$G$27]*[.A54] + [.$G$28]" office:value-type="float" office:value="14.6116396533438" calcext:value-type="float">
            <text:p>14,6116396533</text:p>
          </table:table-cell>
          <table:table-cell table:formula="of:=[.C54]-[.B54]" office:value-type="float" office:value="0.0837596533437672" calcext:value-type="float">
            <text:p>0,0837596533</text:p>
          </table:table-cell>
          <table:table-cell table:number-columns-repeated="3"/>
        </table:table-row>
        <table:table-row table:style-name="ro1">
          <table:table-cell office:value-type="float" office:value="0.8299995" calcext:value-type="float">
            <text:p>0,8299995</text:p>
          </table:table-cell>
          <table:table-cell office:value-type="float" office:value="14.8752" calcext:value-type="float">
            <text:p>14,8752</text:p>
          </table:table-cell>
          <table:table-cell table:formula="of:=[.$G$26]*[.A55]^2 + [.$G$27]*[.A55] + [.$G$28]" office:value-type="float" office:value="14.9504698786576" calcext:value-type="float">
            <text:p>14,9504698787</text:p>
          </table:table-cell>
          <table:table-cell table:formula="of:=[.C55]-[.B55]" office:value-type="float" office:value="0.0752698786576254" calcext:value-type="float">
            <text:p>0,0752698787</text:p>
          </table:table-cell>
          <table:table-cell table:number-columns-repeated="3"/>
        </table:table-row>
        <table:table-row table:style-name="ro1">
          <table:table-cell office:value-type="float" office:value="0.8399995" calcext:value-type="float">
            <text:p>0,8399995</text:p>
          </table:table-cell>
          <table:table-cell office:value-type="float" office:value="15.22655" calcext:value-type="float">
            <text:p>15,22655</text:p>
          </table:table-cell>
          <table:table-cell table:formula="of:=[.$G$26]*[.A56]^2 + [.$G$27]*[.A56] + [.$G$28]" office:value-type="float" office:value="15.2932582087738" calcext:value-type="float">
            <text:p>15,2932582088</text:p>
          </table:table-cell>
          <table:table-cell table:formula="of:=[.C56]-[.B56]" office:value-type="float" office:value="0.0667082087737665" calcext:value-type="float">
            <text:p>0,0667082088</text:p>
          </table:table-cell>
          <table:table-cell table:number-columns-repeated="3"/>
        </table:table-row>
        <table:table-row table:style-name="ro1">
          <table:table-cell office:value-type="float" office:value="0.8499995" calcext:value-type="float">
            <text:p>0,8499995</text:p>
          </table:table-cell>
          <table:table-cell office:value-type="float" office:value="15.56995" calcext:value-type="float">
            <text:p>15,56995</text:p>
          </table:table-cell>
          <table:table-cell table:formula="of:=[.$G$26]*[.A57]^2 + [.$G$27]*[.A57] + [.$G$28]" office:value-type="float" office:value="15.6400046436922" calcext:value-type="float">
            <text:p>15,6400046437</text:p>
          </table:table-cell>
          <table:table-cell table:formula="of:=[.C57]-[.B57]" office:value-type="float" office:value="0.070054643692183" calcext:value-type="float">
            <text:p>0,0700546437</text:p>
          </table:table-cell>
          <table:table-cell table:number-columns-repeated="3"/>
        </table:table-row>
        <table:table-row table:style-name="ro1">
          <table:table-cell office:value-type="float" office:value="0.8599995" calcext:value-type="float">
            <text:p>0,8599995</text:p>
          </table:table-cell>
          <table:table-cell office:value-type="float" office:value="15.92497" calcext:value-type="float">
            <text:p>15,92497</text:p>
          </table:table-cell>
          <table:table-cell table:formula="of:=[.$G$26]*[.A58]^2 + [.$G$27]*[.A58] + [.$G$28]" office:value-type="float" office:value="15.9907091834129" calcext:value-type="float">
            <text:p>15,9907091834</text:p>
          </table:table-cell>
          <table:table-cell table:formula="of:=[.C58]-[.B58]" office:value-type="float" office:value="0.065739183412882" calcext:value-type="float">
            <text:p>0,0657391834</text:p>
          </table:table-cell>
          <table:table-cell table:number-columns-repeated="3"/>
        </table:table-row>
        <table:table-row table:style-name="ro1">
          <table:table-cell office:value-type="float" office:value="0.8699995" calcext:value-type="float">
            <text:p>0,8699995</text:p>
          </table:table-cell>
          <table:table-cell office:value-type="float" office:value="16.28354" calcext:value-type="float">
            <text:p>16,28354</text:p>
          </table:table-cell>
          <table:table-cell table:formula="of:=[.$G$26]*[.A59]^2 + [.$G$27]*[.A59] + [.$G$28]" office:value-type="float" office:value="16.3453718279359" calcext:value-type="float">
            <text:p>16,3453718279</text:p>
          </table:table-cell>
          <table:table-cell table:formula="of:=[.C59]-[.B59]" office:value-type="float" office:value="0.0618318279358654" calcext:value-type="float">
            <text:p>0,0618318279</text:p>
          </table:table-cell>
          <table:table-cell table:number-columns-repeated="3"/>
        </table:table-row>
        <table:table-row table:style-name="ro1">
          <table:table-cell office:value-type="float" office:value="0.8799995" calcext:value-type="float">
            <text:p>0,8799995</text:p>
          </table:table-cell>
          <table:table-cell office:value-type="float" office:value="16.67189" calcext:value-type="float">
            <text:p>16,67189</text:p>
          </table:table-cell>
          <table:table-cell table:formula="of:=[.$G$26]*[.A60]^2 + [.$G$27]*[.A60] + [.$G$28]" office:value-type="float" office:value="16.7039925772611" calcext:value-type="float">
            <text:p>16,7039925773</text:p>
          </table:table-cell>
          <table:table-cell table:formula="of:=[.C60]-[.B60]" office:value-type="float" office:value="0.0321025772611243" calcext:value-type="float">
            <text:p>0,0321025773</text:p>
          </table:table-cell>
          <table:table-cell table:number-columns-repeated="3"/>
        </table:table-row>
        <table:table-row table:style-name="ro1">
          <table:table-cell office:value-type="float" office:value="0.8899994" calcext:value-type="float">
            <text:p>0,8899994</text:p>
          </table:table-cell>
          <table:table-cell office:value-type="float" office:value="17.04325" calcext:value-type="float">
            <text:p>17,04325</text:p>
          </table:table-cell>
          <table:table-cell table:formula="of:=[.$G$26]*[.A61]^2 + [.$G$27]*[.A61] + [.$G$28]" office:value-type="float" office:value="17.0665677858098" calcext:value-type="float">
            <text:p>17,0665677858</text:p>
          </table:table-cell>
          <table:table-cell table:formula="of:=[.C61]-[.B61]" office:value-type="float" office:value="0.0233177858097982" calcext:value-type="float">
            <text:p>0,0233177858</text:p>
          </table:table-cell>
          <table:table-cell table:number-columns-repeated="3"/>
        </table:table-row>
        <table:table-row table:style-name="ro1">
          <table:table-cell office:value-type="float" office:value="0.8999994" calcext:value-type="float">
            <text:p>0,8999994</text:p>
          </table:table-cell>
          <table:table-cell office:value-type="float" office:value="17.41861" calcext:value-type="float">
            <text:p>17,41861</text:p>
          </table:table-cell>
          <table:table-cell table:formula="of:=[.$G$26]*[.A62]^2 + [.$G$27]*[.A62] + [.$G$28]" office:value-type="float" office:value="17.4331047051586" calcext:value-type="float">
            <text:p>17,4331047052</text:p>
          </table:table-cell>
          <table:table-cell table:formula="of:=[.C62]-[.B62]" office:value-type="float" office:value="0.0144947051585724" calcext:value-type="float">
            <text:p>0,0144947052</text:p>
          </table:table-cell>
          <table:table-cell table:number-columns-repeated="3"/>
        </table:table-row>
        <table:table-row table:style-name="ro1">
          <table:table-cell office:value-type="float" office:value="0.9099994" calcext:value-type="float">
            <text:p>0,9099994</text:p>
          </table:table-cell>
          <table:table-cell office:value-type="float" office:value="17.79793" calcext:value-type="float">
            <text:p>17,79793</text:p>
          </table:table-cell>
          <table:table-cell table:formula="of:=[.$G$26]*[.A63]^2 + [.$G$27]*[.A63] + [.$G$28]" office:value-type="float" office:value="17.8035997293096" calcext:value-type="float">
            <text:p>17,8035997293</text:p>
          </table:table-cell>
          <table:table-cell table:formula="of:=[.C63]-[.B63]" office:value-type="float" office:value="0.00566972930961995" calcext:value-type="float">
            <text:p>0,0056697293</text:p>
          </table:table-cell>
          <table:table-cell table:number-columns-repeated="3"/>
        </table:table-row>
        <table:table-row table:style-name="ro1">
          <table:table-cell office:value-type="float" office:value="0.9199994" calcext:value-type="float">
            <text:p>0,9199994</text:p>
          </table:table-cell>
          <table:table-cell office:value-type="float" office:value="18.18129" calcext:value-type="float">
            <text:p>18,18129</text:p>
          </table:table-cell>
          <table:table-cell table:formula="of:=[.$G$26]*[.A64]^2 + [.$G$27]*[.A64] + [.$G$28]" office:value-type="float" office:value="18.178052858263" calcext:value-type="float">
            <text:p>18,1780528583</text:p>
          </table:table-cell>
          <table:table-cell table:formula="of:=[.C64]-[.B64]" office:value-type="float" office:value="-0.00323714173704914" calcext:value-type="float">
            <text:p>-0,0032371417</text:p>
          </table:table-cell>
          <table:table-cell table:number-columns-repeated="3"/>
        </table:table-row>
        <table:table-row table:style-name="ro1">
          <table:table-cell office:value-type="float" office:value="0.9299994" calcext:value-type="float">
            <text:p>0,9299994</text:p>
          </table:table-cell>
          <table:table-cell office:value-type="float" office:value="18.56866" calcext:value-type="float">
            <text:p>18,56866</text:p>
          </table:table-cell>
          <table:table-cell table:formula="of:=[.$G$26]*[.A65]^2 + [.$G$27]*[.A65] + [.$G$28]" office:value-type="float" office:value="18.5564640920186" calcext:value-type="float">
            <text:p>18,556464092</text:p>
          </table:table-cell>
          <table:table-cell table:formula="of:=[.C65]-[.B65]" office:value-type="float" office:value="-0.012195907981436" calcext:value-type="float">
            <text:p>-0,012195908</text:p>
          </table:table-cell>
          <table:table-cell table:number-columns-repeated="3"/>
        </table:table-row>
        <table:table-row table:style-name="ro1">
          <table:table-cell office:value-type="float" office:value="0.9399994" calcext:value-type="float">
            <text:p>0,9399994</text:p>
          </table:table-cell>
          <table:table-cell office:value-type="float" office:value="18.96003" calcext:value-type="float">
            <text:p>18,96003</text:p>
          </table:table-cell>
          <table:table-cell table:formula="of:=[.$G$26]*[.A66]^2 + [.$G$27]*[.A66] + [.$G$28]" office:value-type="float" office:value="18.9388334305765" calcext:value-type="float">
            <text:p>18,9388334306</text:p>
          </table:table-cell>
          <table:table-cell table:formula="of:=[.C66]-[.B66]" office:value-type="float" office:value="-0.021196569423541" calcext:value-type="float">
            <text:p>-0,0211965694</text:p>
          </table:table-cell>
          <table:table-cell table:number-columns-repeated="3"/>
        </table:table-row>
        <table:table-row table:style-name="ro1">
          <table:table-cell office:value-type="float" office:value="0.9499994" calcext:value-type="float">
            <text:p>0,9499994</text:p>
          </table:table-cell>
          <table:table-cell office:value-type="float" office:value="19.35539" calcext:value-type="float">
            <text:p>19,35539</text:p>
          </table:table-cell>
          <table:table-cell table:formula="of:=[.$G$26]*[.A67]^2 + [.$G$27]*[.A67] + [.$G$28]" office:value-type="float" office:value="19.3251608739366" calcext:value-type="float">
            <text:p>19,3251608739</text:p>
          </table:table-cell>
          <table:table-cell table:formula="of:=[.C67]-[.B67]" office:value-type="float" office:value="-0.0302291260633751" calcext:value-type="float">
            <text:p>-0,0302291261</text:p>
          </table:table-cell>
          <table:table-cell table:number-columns-repeated="3"/>
        </table:table-row>
        <table:table-row table:style-name="ro1">
          <table:table-cell office:value-type="float" office:value="0.9599994" calcext:value-type="float">
            <text:p>0,9599994</text:p>
          </table:table-cell>
          <table:table-cell office:value-type="float" office:value="19.75474" calcext:value-type="float">
            <text:p>19,75474</text:p>
          </table:table-cell>
          <table:table-cell table:formula="of:=[.$G$26]*[.A68]^2 + [.$G$27]*[.A68] + [.$G$28]" office:value-type="float" office:value="19.7154464220991" calcext:value-type="float">
            <text:p>19,7154464221</text:p>
          </table:table-cell>
          <table:table-cell table:formula="of:=[.C68]-[.B68]" office:value-type="float" office:value="-0.0392935779009242" calcext:value-type="float">
            <text:p>-0,0392935779</text:p>
          </table:table-cell>
          <table:table-cell table:number-columns-repeated="3"/>
        </table:table-row>
        <table:table-row table:style-name="ro1">
          <table:table-cell office:value-type="float" office:value="0.9699994" calcext:value-type="float">
            <text:p>0,9699994</text:p>
          </table:table-cell>
          <table:table-cell office:value-type="float" office:value="20.15811" calcext:value-type="float">
            <text:p>20,15811</text:p>
          </table:table-cell>
          <table:table-cell table:formula="of:=[.$G$26]*[.A69]^2 + [.$G$27]*[.A69] + [.$G$28]" office:value-type="float" office:value="20.1096900750638" calcext:value-type="float">
            <text:p>20,1096900751</text:p>
          </table:table-cell>
          <table:table-cell table:formula="of:=[.C69]-[.B69]" office:value-type="float" office:value="-0.0484199249361872" calcext:value-type="float">
            <text:p>-0,0484199249</text:p>
          </table:table-cell>
          <table:table-cell table:number-columns-repeated="3"/>
        </table:table-row>
        <table:table-row table:style-name="ro1">
          <table:table-cell office:value-type="float" office:value="0.9799994" calcext:value-type="float">
            <text:p>0,9799994</text:p>
          </table:table-cell>
          <table:table-cell office:value-type="float" office:value="20.56546" calcext:value-type="float">
            <text:p>20,56546</text:p>
          </table:table-cell>
          <table:table-cell table:formula="of:=[.$G$26]*[.A70]^2 + [.$G$27]*[.A70] + [.$G$28]" office:value-type="float" office:value="20.5078918328308" calcext:value-type="float">
            <text:p>20,5078918328</text:p>
          </table:table-cell>
          <table:table-cell table:formula="of:=[.C70]-[.B70]" office:value-type="float" office:value="-0.0575681671691761" calcext:value-type="float">
            <text:p>-0,0575681672</text:p>
          </table:table-cell>
          <table:table-cell table:number-columns-repeated="3"/>
        </table:table-row>
        <table:table-row table:style-name="ro1">
          <table:table-cell office:value-type="float" office:value="0.9899994" calcext:value-type="float">
            <text:p>0,9899994</text:p>
          </table:table-cell>
          <table:table-cell office:value-type="float" office:value="20.86603" calcext:value-type="float">
            <text:p>20,86603</text:p>
          </table:table-cell>
          <table:table-cell table:formula="of:=[.$G$26]*[.A71]^2 + [.$G$27]*[.A71] + [.$G$28]" office:value-type="float" office:value="20.9100516954001" calcext:value-type="float">
            <text:p>20,9100516954</text:p>
          </table:table-cell>
          <table:table-cell table:formula="of:=[.C71]-[.B71]" office:value-type="float" office:value="0.0440216954001187" calcext:value-type="float">
            <text:p>0,0440216954</text:p>
          </table:table-cell>
          <table:table-cell table:number-columns-repeated="3"/>
        </table:table-row>
        <table:table-row table:style-name="ro1">
          <table:table-cell office:value-type="float" office:value="0.9999993" calcext:value-type="float">
            <text:p>0,9999993</text:p>
          </table:table-cell>
          <table:table-cell office:value-type="float" office:value="21.27294" calcext:value-type="float">
            <text:p>21,27294</text:p>
          </table:table-cell>
          <table:table-cell table:formula="of:=[.$G$26]*[.A72]^2 + [.$G$27]*[.A72] + [.$G$28]" office:value-type="float" office:value="21.3161655818017" calcext:value-type="float">
            <text:p>21,3161655818</text:p>
          </table:table-cell>
          <table:table-cell table:formula="of:=[.C72]-[.B72]" office:value-type="float" office:value="0.0432255818016891" calcext:value-type="float">
            <text:p>0,0432255818</text:p>
          </table:table-cell>
          <table:table-cell table:number-columns-repeated="3"/>
        </table:table-row>
        <table:table-row table:style-name="ro1">
          <table:table-cell office:value-type="float" office:value="1.009999" calcext:value-type="float">
            <text:p>1,009999</text:p>
          </table:table-cell>
          <table:table-cell office:value-type="float" office:value="21.81157" calcext:value-type="float">
            <text:p>21,81157</text:p>
          </table:table-cell>
          <table:table-cell table:formula="of:=[.$G$26]*[.A73]^2 + [.$G$27]*[.A73] + [.$G$28]" office:value-type="float" office:value="21.7262292527437" calcext:value-type="float">
            <text:p>21,7262292527</text:p>
          </table:table-cell>
          <table:table-cell table:formula="of:=[.C73]-[.B73]" office:value-type="float" office:value="-0.0853407472562715" calcext:value-type="float">
            <text:p>-0,08534074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1T23:09:07.662000000</dc:date>
    <meta:document-statistic meta:table-count="1" meta:cell-count="298" meta:object-count="2"/>
    <meta:generator>LibreOffice/4.2.5.2$Windows_x86 LibreOffice_project/6ff819b65674ae6c83f3cbab9e4a4c2b292a7a9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96cm" svg:y="3.952cm" style:legend-expansion="high" chart:style-name="ch2"/>
        <chart:plot-area chart:style-name="ch3" table:cell-range-address="Ark1.A1:Ark1.B73" chart:data-source-has-labels="row" svg:x="0.77cm" svg:y="0.855cm" svg:width="9.886cm" svg:height="7.545cm">
          <chartooo:coordinate-region svg:x="1.391cm" svg:y="1.054cm" svg:width="9.02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B2:Ark1.B73" chart:label-cell-address="Ark1.B1:Ark1.B1" chart:class="chart:scatter">
            <chart:domain table:cell-range-address="Ark1.A2:Ark1.A73"/>
            <chart:regression-curve chart:style-name="ch7">
              <chart:equation chart:display-equation="true" chart:display-r-square="true" svg:x="6.448cm" svg:y="6.59cm"/>
            </chart:regression-curve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Distance</text:p>
                <draw:g>
                  <svg:desc>Ark1.B1:Ark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Ark1.A2:Ark1.A73</svg:desc>
                </draw:g>
              </table:table-cell>
              <table:table-cell office:value-type="float" office:value="2.41532">
                <text:p>2.41532</text:p>
                <draw:g>
                  <svg:desc>Ark1.B2:Ark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2.567197">
                <text:p>2.567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2.723209">
                <text:p>2.723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2.817858">
                <text:p>2.817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2.980065">
                <text:p>2.980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3.146373">
                <text:p>3.146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3.316771">
                <text:p>3.316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99999">
                <text:p>0.3699999</text:p>
              </table:table-cell>
              <table:table-cell office:value-type="float" office:value="3.491251">
                <text:p>3.491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99999">
                <text:p>0.3799999</text:p>
              </table:table-cell>
              <table:table-cell office:value-type="float" office:value="3.594162">
                <text:p>3.594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99999">
                <text:p>0.3899999</text:p>
              </table:table-cell>
              <table:table-cell office:value-type="float" office:value="3.774755">
                <text:p>3.774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9999">
                <text:p>0.3999999</text:p>
              </table:table-cell>
              <table:table-cell office:value-type="float" office:value="3.959406">
                <text:p>3.959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99999">
                <text:p>0.4099999</text:p>
              </table:table-cell>
              <table:table-cell office:value-type="float" office:value="4.148113">
                <text:p>4.148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99999">
                <text:p>0.4199999</text:p>
              </table:table-cell>
              <table:table-cell office:value-type="float" office:value="4.340867">
                <text:p>4.340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99999">
                <text:p>0.4299999</text:p>
              </table:table-cell>
              <table:table-cell office:value-type="float" office:value="4.451934">
                <text:p>4.451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99999">
                <text:p>0.4399999</text:p>
              </table:table-cell>
              <table:table-cell office:value-type="float" office:value="4.65076">
                <text:p>4.65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9999">
                <text:p>0.4499999</text:p>
              </table:table-cell>
              <table:table-cell office:value-type="float" office:value="4.853624">
                <text:p>4.853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99999">
                <text:p>0.4599999</text:p>
              </table:table-cell>
              <table:table-cell office:value-type="float" office:value="5.060525">
                <text:p>5.060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99998">
                <text:p>0.4699998</text:p>
              </table:table-cell>
              <table:table-cell office:value-type="float" office:value="5.271459">
                <text:p>5.271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99998">
                <text:p>0.4799998</text:p>
              </table:table-cell>
              <table:table-cell office:value-type="float" office:value="5.486419">
                <text:p>5.486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99998">
                <text:p>0.4899998</text:p>
              </table:table-cell>
              <table:table-cell office:value-type="float" office:value="5.705411">
                <text:p>5.705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99998">
                <text:p>0.4999998</text:p>
              </table:table-cell>
              <table:table-cell office:value-type="float" office:value="5.828608">
                <text:p>5.828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99998">
                <text:p>0.5099998</text:p>
              </table:table-cell>
              <table:table-cell office:value-type="float" office:value="6.053632">
                <text:p>6.053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99998">
                <text:p>0.5199998</text:p>
              </table:table-cell>
              <table:table-cell office:value-type="float" office:value="6.282687">
                <text:p>6.282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99998">
                <text:p>0.5299998</text:p>
              </table:table-cell>
              <table:table-cell office:value-type="float" office:value="6.515753">
                <text:p>6.515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99998">
                <text:p>0.5399998</text:p>
              </table:table-cell>
              <table:table-cell office:value-type="float" office:value="6.752851">
                <text:p>6.752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99998">
                <text:p>0.5499998</text:p>
              </table:table-cell>
              <table:table-cell office:value-type="float" office:value="6.993954">
                <text:p>6.993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99998">
                <text:p>0.5599998</text:p>
              </table:table-cell>
              <table:table-cell office:value-type="float" office:value="7.239083">
                <text:p>7.239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99998">
                <text:p>0.5699998</text:p>
              </table:table-cell>
              <table:table-cell office:value-type="float" office:value="7.488229">
                <text:p>7.488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99997">
                <text:p>0.5799997</text:p>
              </table:table-cell>
              <table:table-cell office:value-type="float" office:value="7.625498">
                <text:p>7.625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99997">
                <text:p>0.5899997</text:p>
              </table:table-cell>
              <table:table-cell office:value-type="float" office:value="7.880667">
                <text:p>7.880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99997">
                <text:p>0.5999997</text:p>
              </table:table-cell>
              <table:table-cell office:value-type="float" office:value="8.139833">
                <text:p>8.139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99997">
                <text:p>0.6099997</text:p>
              </table:table-cell>
              <table:table-cell office:value-type="float" office:value="8.403029">
                <text:p>8.403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99997">
                <text:p>0.6199997</text:p>
              </table:table-cell>
              <table:table-cell office:value-type="float" office:value="8.67022">
                <text:p>8.67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99997">
                <text:p>0.6299997</text:p>
              </table:table-cell>
              <table:table-cell office:value-type="float" office:value="8.941435">
                <text:p>8.941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99997">
                <text:p>0.6399997</text:p>
              </table:table-cell>
              <table:table-cell office:value-type="float" office:value="9.21666">
                <text:p>9.21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99997">
                <text:p>0.6499997</text:p>
              </table:table-cell>
              <table:table-cell office:value-type="float" office:value="9.495881">
                <text:p>9.495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99997">
                <text:p>0.6599997</text:p>
              </table:table-cell>
              <table:table-cell office:value-type="float" office:value="9.779126">
                <text:p>9.779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99997">
                <text:p>0.6699997</text:p>
              </table:table-cell>
              <table:table-cell office:value-type="float" office:value="10.06636">
                <text:p>10.066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99996">
                <text:p>0.6799996</text:p>
              </table:table-cell>
              <table:table-cell office:value-type="float" office:value="10.2217">
                <text:p>10.2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99996">
                <text:p>0.6899996</text:p>
              </table:table-cell>
              <table:table-cell office:value-type="float" office:value="10.50974">
                <text:p>10.50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99996">
                <text:p>0.6999996</text:p>
              </table:table-cell>
              <table:table-cell office:value-type="float" office:value="10.80299">
                <text:p>10.80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99996">
                <text:p>0.7099996</text:p>
              </table:table-cell>
              <table:table-cell office:value-type="float" office:value="11.1135">
                <text:p>11.1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99996">
                <text:p>0.7199996</text:p>
              </table:table-cell>
              <table:table-cell office:value-type="float" office:value="11.41878">
                <text:p>11.41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99996">
                <text:p>0.7299996</text:p>
              </table:table-cell>
              <table:table-cell office:value-type="float" office:value="11.72806">
                <text:p>11.72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99996">
                <text:p>0.7399996</text:p>
              </table:table-cell>
              <table:table-cell office:value-type="float" office:value="12.04134">
                <text:p>12.04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99996">
                <text:p>0.7499996</text:p>
              </table:table-cell>
              <table:table-cell office:value-type="float" office:value="12.35864">
                <text:p>12.35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99996">
                <text:p>0.7599996</text:p>
              </table:table-cell>
              <table:table-cell office:value-type="float" office:value="12.67994">
                <text:p>12.67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9996">
                <text:p>0.7699996</text:p>
              </table:table-cell>
              <table:table-cell office:value-type="float" office:value="13.00523">
                <text:p>13.00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99996">
                <text:p>0.7799996</text:p>
              </table:table-cell>
              <table:table-cell office:value-type="float" office:value="13.33454">
                <text:p>13.334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99995">
                <text:p>0.7899995</text:p>
              </table:table-cell>
              <table:table-cell office:value-type="float" office:value="13.66787">
                <text:p>13.66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99995">
                <text:p>0.7999995</text:p>
              </table:table-cell>
              <table:table-cell office:value-type="float" office:value="14.0052">
                <text:p>14.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99995">
                <text:p>0.8099995</text:p>
              </table:table-cell>
              <table:table-cell office:value-type="float" office:value="14.34652">
                <text:p>14.34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99995">
                <text:p>0.8199995</text:p>
              </table:table-cell>
              <table:table-cell office:value-type="float" office:value="14.52788">
                <text:p>14.52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99995">
                <text:p>0.8299995</text:p>
              </table:table-cell>
              <table:table-cell office:value-type="float" office:value="14.8752">
                <text:p>14.8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99995">
                <text:p>0.8399995</text:p>
              </table:table-cell>
              <table:table-cell office:value-type="float" office:value="15.22655">
                <text:p>15.22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99995">
                <text:p>0.8499995</text:p>
              </table:table-cell>
              <table:table-cell office:value-type="float" office:value="15.56995">
                <text:p>15.56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99995">
                <text:p>0.8599995</text:p>
              </table:table-cell>
              <table:table-cell office:value-type="float" office:value="15.92497">
                <text:p>15.92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99995">
                <text:p>0.8699995</text:p>
              </table:table-cell>
              <table:table-cell office:value-type="float" office:value="16.28354">
                <text:p>16.283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799995">
                <text:p>0.8799995</text:p>
              </table:table-cell>
              <table:table-cell office:value-type="float" office:value="16.67189">
                <text:p>16.671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99994">
                <text:p>0.8899994</text:p>
              </table:table-cell>
              <table:table-cell office:value-type="float" office:value="17.04325">
                <text:p>17.04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99994">
                <text:p>0.8999994</text:p>
              </table:table-cell>
              <table:table-cell office:value-type="float" office:value="17.41861">
                <text:p>17.418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99994">
                <text:p>0.9099994</text:p>
              </table:table-cell>
              <table:table-cell office:value-type="float" office:value="17.79793">
                <text:p>17.79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99994">
                <text:p>0.9199994</text:p>
              </table:table-cell>
              <table:table-cell office:value-type="float" office:value="18.18129">
                <text:p>18.1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99994">
                <text:p>0.9299994</text:p>
              </table:table-cell>
              <table:table-cell office:value-type="float" office:value="18.56866">
                <text:p>18.568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9994">
                <text:p>0.9399994</text:p>
              </table:table-cell>
              <table:table-cell office:value-type="float" office:value="18.96003">
                <text:p>18.96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99994">
                <text:p>0.9499994</text:p>
              </table:table-cell>
              <table:table-cell office:value-type="float" office:value="19.35539">
                <text:p>19.35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99994">
                <text:p>0.9599994</text:p>
              </table:table-cell>
              <table:table-cell office:value-type="float" office:value="19.75474">
                <text:p>19.75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99994">
                <text:p>0.9699994</text:p>
              </table:table-cell>
              <table:table-cell office:value-type="float" office:value="20.15811">
                <text:p>20.15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99994">
                <text:p>0.9799994</text:p>
              </table:table-cell>
              <table:table-cell office:value-type="float" office:value="20.56546">
                <text:p>20.56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99994">
                <text:p>0.9899994</text:p>
              </table:table-cell>
              <table:table-cell office:value-type="float" office:value="20.86603">
                <text:p>20.86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9993">
                <text:p>0.9999993</text:p>
              </table:table-cell>
              <table:table-cell office:value-type="float" office:value="21.27294">
                <text:p>21.27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9999">
                <text:p>1.009999</text:p>
              </table:table-cell>
              <table:table-cell office:value-type="float" office:value="21.81157">
                <text:p>21.81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